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4.7244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 fo:font-weight="250"/>
    </style:style>
    <style:style style:name="ce2" style:family="table-cell" style:parent-style-name="Default">
      <style:text-properties style:font-name="Times New Roman" fo:font-size="20pt" fo:font-style="italic"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visibility="collapse" table:default-cell-style-name="Default"/>
        <table:table-row table:style-name="ro1">
          <table:table-cell office:value-type="string" calcext:value-type="string">
            <text:p>Hello World! (0,0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lo World! (0,1)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Hello World! (0,2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08:17:33.474714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3" meta:object-count="0"/>
  </office:meta>
</office:document-meta>
</file>